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2.7547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4.802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52" table:default-cell-style-name="ce1"/>
        <table:table-column table:style-name="co12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 table:number-columns-repeated="2"/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’)</text:p>
          </table:table-cell>
          <table:table-cell table:number-columns-repeated="2"/>
          <table:table-cell office:value-type="string" calcext:value-type="string">
            <text:p>DEFAULT ‘Basic’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work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 table:number-columns-repeated="2"/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6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INT UNSIGNE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9:00:35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6T19:02:18.800000000</dc:date>
    <meta:editing-cycles>34</meta:editing-cycles>
    <meta:editing-duration>PT4H2M44S</meta:editing-duration>
    <meta:document-statistic meta:table-count="1" meta:cell-count="115" meta:object-count="0"/>
  </office:meta>
</office:document-meta>
</file>